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1.039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2">
          <draw:rect draw:style-name="gr1" draw:text-style-name="P1" draw:layer="layout" svg:width="5.159cm" svg:height="0.66cm" svg:x="4.483cm" svg:y="2.733cm" draw:corner-radius="0.5cm">
            <text:p/>
          </draw:rect>
          <draw:frame draw:style-name="gr2" draw:text-style-name="P3" draw:layer="layout" svg:width="5.146cm" svg:height="0.738cm" svg:x="4.561cm" svg:y="2.647cm">
            <draw:text-box>
              <text:p text:style-name="P2"><text:span text:style-name="T1">languages/pico/extract/Pico</text:span></text:p>
            </draw:text-box>
          </draw:frame>
        </draw:g>
        <draw:g>
          <draw:rect draw:style-name="gr3" draw:text-style-name="P1" draw:layer="layout" svg:width="3.238cm" svg:height="0.683cm" svg:x="3.512cm" svg:y="4.496cm" draw:corner-radius="0.5cm">
            <text:p/>
          </draw:rect>
          <draw:frame draw:style-name="gr4" draw:text-style-name="P3" draw:layer="layout" svg:width="3.216cm" svg:height="0.738cm" svg:x="3.55cm" svg:y="4.454cm">
            <draw:text-box>
              <text:p text:style-name="P2"><text:span text:style-name="T1">utilities/PosInfo</text:span></text:p>
            </draw:text-box>
          </draw:frame>
        </draw:g>
        <draw:g draw:id="id1">
          <draw:rect draw:style-name="gr5" draw:text-style-name="P1" draw:layer="layout" svg:width="4.897cm" svg:height="0.819cm" svg:x="4.702cm" svg:y="0.313cm" draw:corner-radius="0.5cm">
            <text:p/>
          </draw:rect>
          <draw:frame draw:style-name="gr6" draw:text-style-name="P3" draw:layer="layout" svg:width="4.968cm" svg:height="0.738cm" svg:x="4.639cm" svg:y="0.313cm">
            <draw:text-box>
              <text:p text:style-name="P2"><text:span text:style-name="T1">languages/pico/syntax/Pico</text:span></text:p>
            </draw:text-box>
          </draw:frame>
        </draw:g>
        <draw:g>
          <draw:rect draw:style-name="gr7" draw:text-style-name="P1" draw:layer="layout" svg:width="3.359cm" svg:height="0.688cm" svg:x="7.703cm" svg:y="4.454cm" draw:corner-radius="0.5cm">
            <text:p/>
          </draw:rect>
          <draw:frame draw:style-name="gr8" draw:text-style-name="P3" draw:layer="layout" svg:width="3.11cm" svg:height="0.738cm" svg:x="7.823cm" svg:y="4.455cm">
            <draw:text-box>
              <text:p text:style-name="P2"><text:span text:style-name="T1">utilities/Parsing</text:span></text:p>
            </draw:text-box>
          </draw:frame>
        </draw:g>
        <draw:g>
          <draw:rect draw:style-name="gr9" draw:text-style-name="P1" draw:layer="layout" svg:width="2.928cm" svg:height="0.745cm" svg:x="10.671cm" svg:y="2.669cm" draw:corner-radius="0.5cm">
            <text:p/>
          </draw:rect>
          <draw:frame draw:style-name="gr10" draw:text-style-name="P3" draw:layer="layout" svg:width="2.962cm" svg:height="0.738cm" svg:x="10.651cm" svg:y="2.651cm">
            <draw:text-box>
              <text:p text:style-name="P2"><text:span text:style-name="T1">basic/Integers</text:span></text:p>
            </draw:text-box>
          </draw:frame>
        </draw:g>
        <draw:line draw:style-name="gr11" draw:text-style-name="P4" draw:layer="layout" svg:x1="9.325cm" svg:y1="4.429cm" svg:x2="7.999cm" svg:y2="3.375cm">
          <text:p/>
        </draw:line>
        <draw:line draw:style-name="gr11" draw:text-style-name="P4" draw:layer="layout" svg:x1="10.671cm" svg:y1="3.056cm" svg:x2="9.695cm" svg:y2="3.063cm">
          <text:p/>
        </draw:line>
        <draw:connector draw:style-name="gr12" draw:text-style-name="P4" draw:layer="layout" draw:type="line" svg:x1="7.123cm" svg:y1="1.132cm" svg:x2="7.095cm" svg:y2="2.647cm" draw:start-shape="id1" draw:end-shape="id2" draw:end-glue-point="0">
          <text:p/>
        </draw:connector>
        <draw:line draw:style-name="gr11" draw:text-style-name="P4" draw:layer="layout" svg:x1="5.169cm" svg:y1="4.468cm" svg:x2="6.126cm" svg:y2="3.414cm">
          <text:p/>
        </draw:line>
        <draw:g>
          <draw:rect draw:style-name="gr13" draw:text-style-name="P1" draw:layer="layout" svg:width="3.198cm" svg:height="0.76cm" svg:x="0.347cm" svg:y="2.62cm" draw:corner-radius="0.5cm">
            <text:p/>
          </draw:rect>
          <draw:frame draw:style-name="gr14" draw:text-style-name="P3" draw:layer="layout" svg:width="3.292cm" svg:height="0.738cm" svg:x="0.347cm" svg:y="2.64cm">
            <draw:text-box>
              <text:p text:style-name="P2"><text:span text:style-name="T1">utilities/RStores</text:span></text:p>
            </draw:text-box>
          </draw:frame>
        </draw:g>
        <draw:line draw:style-name="gr11" draw:text-style-name="P4" draw:layer="layout" svg:x1="3.55cm" svg:y1="3.024cm" svg:x2="4.506cm" svg:y2="3.0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6:06:24</dc:date>
    <dc:language>en-US</dc:language>
    <meta:editing-cycles>13</meta:editing-cycles>
    <meta:editing-duration>PT1H18M4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